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0" text:anchor-type="page" text:anchor-page-number="1" svg:x="106.5mm" svg:y="224.7mm" svg:width="96.01mm" svg:height="50.8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7.5mm" svg:y="224.7mm" svg:width="96.01mm" svg:height="50.8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6.5mm" svg:y="173.9mm" svg:width="96.01mm" svg:height="50.8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7.5mm" svg:y="173.9mm" svg:width="96.01mm" svg:height="50.8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6.5mm" svg:y="123.1mm" svg:width="96.01mm" svg:height="50.8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7.5mm" svg:y="123.1mm" svg:width="96.01mm" svg:height="50.8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6.5mm" svg:y="72.3mm" svg:width="96.01mm" svg:height="50.8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7.5mm" svg:y="72.3mm" svg:width="96.01mm" svg:height="50.8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6.5mm" svg:y="21.5mm" svg:width="96.01mm" svg:height="50.8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7.5mm" svg:y="21.5mm" svg:width="96.01mm" svg:height="50.8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6.01mm" svg:height="50.8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21.5mm" fo:margin-bottom="0mm" fo:margin-left="7.5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6T16:58:38.224000000</meta:creation-date>
    <meta:editing-cycles>1</meta:editing-cycles>
    <meta:editing-duration>PT17S</meta:editing-duration>
    <dc:title>Rayfilm 3614</dc:title>
    <dc:date>2022-08-26T16:58:54.976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